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/>
      <style:text-properties fo:color="#000000"/>
    </style:style>
    <style:style style:name="co1" style:family="table-column">
      <style:table-column-properties fo:break-before="auto" style:column-width="2.72520833333333cm"/>
    </style:style>
    <style:style style:name="co2" style:family="table-column">
      <style:table-column-properties fo:break-before="auto" style:column-width="4.55083333333333cm"/>
    </style:style>
    <style:style style:name="co3" style:family="table-column">
      <style:table-column-properties fo:break-before="auto" style:column-width="8.25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2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D/Name</text:p>
          </table:table-cell>
          <table:table-cell office:value-type="string" table:style-name="ce1">
            <text:p>Description/Summary</text:p>
          </table:table-cell>
          <table:table-cell office:value-type="string" table:style-name="ce1">
            <text:p>Steps to Reproduc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1</text:p>
          </table:table-cell>
          <table:table-cell office:value-type="string" table:style-name="ce2">
            <text:p>Footer contents is not<text:s/></text:p>
            <text:p>center aligned</text:p>
          </table:table-cell>
          <table:table-cell office:value-type="string" table:style-name="ce2">
            <text:p>Go to https://shop4reebok.com/</text:p>
            <text:p>and scroll to the end of the page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B2</text:p>
          </table:table-cell>
          <table:table-cell office:value-type="string" table:style-name="ce1">
            <text:p>Sizes are not displayed</text:p>
          </table:table-cell>
          <table:table-cell office:value-type="string" table:style-name="ce2">
            <text:p>Go to men-&gt; face covers</text:p>
            <text:p>Add a product to cart and then change the view of the product. The user is unable to select a size of the product</text:p>
          </table:table-cell>
          <table:table-cell table:number-columns-repeated="16381"/>
        </table:table-row>
        <table:table-row table:style-name="ro4">
          <table:table-cell office:value-type="string" table:style-name="ce1">
            <text:p>B3</text:p>
          </table:table-cell>
          <table:table-cell office:value-type="string" table:style-name="ce2">
            <text:p>Asking to Select size though</text:p>
            <text:p>its selected</text:p>
          </table:table-cell>
          <table:table-cell office:value-type="string" table:style-name="ce3">
            <text:p>Go to https://shop4reebok.com/ and choose any<text:s/></text:p>
            <text:p>product category.</text:p>
            <text:p>Now add a product to cart, the webiste prompts to<text:s/></text:p>
            <text:p>choose a size. Choose another product to cart including size then choose size prompt is still visible</text:p>
          </table:table-cell>
          <table:table-cell table:number-columns-repeated="16381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1-10-22T04:33:10Z</meta:creation-date>
    <dc:date>2021-10-22T07:40:43Z</dc:date>
  </office:meta>
</office:document-meta>
</file>